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76cm" svg:stroke-color="#ff0000" draw:marker-start-width="0.313cm" draw:marker-end-width="0.313cm" draw:fill="solid" draw:fill-color="#ff0000" draw:textarea-horizontal-align="center" draw:textarea-vertical-align="middle" fo:padding-top="0.162cm" fo:padding-bottom="0.162cm" fo:padding-left="0.287cm" fo:padding-right="0.287cm"/>
    </style:style>
    <style:style style:name="gr8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0000" fo:text-shadow="none" fo:font-weight="bold" style:font-weight-asian="bold" style:font-weight-complex="bold"/>
    </style:style>
    <style:style style:name="T1" style:family="text">
      <style:text-properties fo:color="#ff0000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08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8.62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8.62cm" svg:y="6.0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08cm" svg:y1="2.27cm" svg:x2="6.08cm" svg:y2="9.255cm">
          <text:p/>
        </draw:line>
        <draw:line draw:style-name="gr3" draw:text-style-name="P1" draw:layer="layout" svg:x1="8.62cm" svg:y1="2.905cm" svg:x2="8.62cm" svg:y2="9.89cm">
          <text:p/>
        </draw:line>
        <draw:line draw:style-name="gr3" draw:text-style-name="P1" draw:layer="layout" svg:x1="2.27cm" svg:y1="3.54cm" svg:x2="13.7cm" svg:y2="3.54cm">
          <text:p/>
        </draw:line>
        <draw:line draw:style-name="gr3" draw:text-style-name="P1" draw:layer="layout" svg:x1="3.54cm" svg:y1="2.27cm" svg:x2="3.54cm" svg:y2="9.255cm">
          <text:p/>
        </draw:line>
        <draw:line draw:style-name="gr3" draw:text-style-name="P1" draw:layer="layout" svg:x1="11.16cm" svg:y1="2.27cm" svg:x2="11.16cm" svg:y2="9.255cm">
          <text:p/>
        </draw:line>
        <draw:line draw:style-name="gr3" draw:text-style-name="P1" draw:layer="layout" svg:x1="1.635cm" svg:y1="6.08cm" svg:x2="13.065cm" svg:y2="6.08cm">
          <text:p/>
        </draw:line>
        <draw:line draw:style-name="gr3" draw:text-style-name="P1" draw:layer="layout" svg:x1="2.905cm" svg:y1="8.62cm" svg:x2="14.335cm" svg:y2="8.62cm">
          <text:p/>
        </draw:line>
        <draw:frame draw:style-name="gr4" draw:layer="layout" svg:width="17.685cm" svg:height="3.095cm" svg:x="2.994cm" svg:y="9.412cm">
          <draw:text-box>
            <text:p>(1) Enter this cell while cell II-IV haven't been entered before.<text:line-break/> <text:s text:c="4"/>Consequently, the vertex (green) has not been used <text:line-break/> <text:s text:c="4"/>before. Peano calls touchVertexFirstTime() and we set the<text:line-break/> <text:s text:c="4"/>vertex's residual to zero.</text:p>
          </draw:text-box>
        </draw:frame>
        <draw:custom-shape draw:style-name="gr5" draw:text-style-name="P1" draw:layer="layout" svg:width="0.635cm" svg:height="0.635cm" svg:x="5.786cm" svg:y="5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68cm" svg:height="0.962cm" svg:x="4.488cm" svg:y="6.98cm">
          <draw:text-box>
            <text:p>I</text:p>
          </draw:text-box>
        </draw:frame>
        <draw:frame draw:style-name="gr4" draw:layer="layout" svg:width="0.858cm" svg:height="0.962cm" svg:x="7.127cm" svg:y="7.023cm">
          <draw:text-box>
            <text:p>II</text:p>
          </draw:text-box>
        </draw:frame>
        <draw:frame draw:style-name="gr4" draw:layer="layout" svg:width="1.035cm" svg:height="0.962cm" svg:x="6.956cm" svg:y="4.32cm">
          <draw:text-box>
            <text:p>III</text:p>
          </draw:text-box>
        </draw:frame>
        <draw:frame draw:style-name="gr4" draw:layer="layout" svg:width="1.035cm" svg:height="0.962cm" svg:x="6.957cm" svg:y="4.32cm">
          <draw:text-box>
            <text:p>III</text:p>
          </draw:text-box>
        </draw:frame>
        <draw:frame draw:style-name="gr4" draw:layer="layout" svg:width="1.103cm" svg:height="0.962cm" svg:x="4.226cm" svg:y="4.434cm">
          <draw:text-box>
            <text:p>IV</text:p>
          </draw:text-box>
        </draw:frame>
        <draw:frame draw:style-name="gr6" draw:text-style-name="P2" draw:layer="layout" svg:width="2.741cm" svg:height="0.962cm" svg:x="6.25cm" svg:y="5.118cm">
          <draw:text-box>
            <text:p text:style-name="P2"><text:span text:style-name="T1">res -&gt; 0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.54cm" svg:height="2.54cm" svg:x="3.54cm" svg:y="3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08cm" svg:y="3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8.62cm" svg:y="3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3.54cm" svg:y="6.0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08cm" svg:y="6.0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8.62cm" svg:y="6.08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08cm" svg:y1="2.271cm" svg:x2="6.08cm" svg:y2="9.256cm">
          <text:p/>
        </draw:line>
        <draw:line draw:style-name="gr3" draw:text-style-name="P1" draw:layer="layout" svg:x1="8.62cm" svg:y1="2.906cm" svg:x2="8.62cm" svg:y2="9.891cm">
          <text:p/>
        </draw:line>
        <draw:line draw:style-name="gr3" draw:text-style-name="P1" draw:layer="layout" svg:x1="2.27cm" svg:y1="3.541cm" svg:x2="13.7cm" svg:y2="3.541cm">
          <text:p/>
        </draw:line>
        <draw:line draw:style-name="gr3" draw:text-style-name="P1" draw:layer="layout" svg:x1="3.54cm" svg:y1="2.271cm" svg:x2="3.54cm" svg:y2="9.256cm">
          <text:p/>
        </draw:line>
        <draw:line draw:style-name="gr3" draw:text-style-name="P1" draw:layer="layout" svg:x1="11.16cm" svg:y1="2.271cm" svg:x2="11.16cm" svg:y2="9.256cm">
          <text:p/>
        </draw:line>
        <draw:line draw:style-name="gr3" draw:text-style-name="P1" draw:layer="layout" svg:x1="1.635cm" svg:y1="6.081cm" svg:x2="13.065cm" svg:y2="6.081cm">
          <text:p/>
        </draw:line>
        <draw:line draw:style-name="gr3" draw:text-style-name="P1" draw:layer="layout" svg:x1="2.905cm" svg:y1="8.621cm" svg:x2="14.335cm" svg:y2="8.621cm">
          <text:p/>
        </draw:line>
        <draw:frame draw:style-name="gr4" draw:layer="layout" svg:width="17.351cm" svg:height="1.673cm" svg:x="2.905cm" svg:y="9.89cm">
          <draw:text-box>
            <text:p>(2) We evaluate the cell's part of the stiffness matrix/stencil, </text:p>
            <text:p><text:s text:c="6"/>and we increase the residual accordingly.</text:p>
          </draw:text-box>
        </draw:frame>
        <draw:custom-shape draw:style-name="gr5" draw:text-style-name="P1" draw:layer="layout" svg:width="0.635cm" svg:height="0.635cm" svg:x="5.786cm" svg:y="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68cm" svg:height="0.962cm" svg:x="4.488cm" svg:y="6.981cm">
          <draw:text-box>
            <text:p>I</text:p>
          </draw:text-box>
        </draw:frame>
        <draw:frame draw:style-name="gr4" draw:layer="layout" svg:width="0.858cm" svg:height="0.962cm" svg:x="7.127cm" svg:y="7.024cm">
          <draw:text-box>
            <text:p>II</text:p>
          </draw:text-box>
        </draw:frame>
        <draw:frame draw:style-name="gr4" draw:layer="layout" svg:width="1.035cm" svg:height="0.962cm" svg:x="6.956cm" svg:y="4.321cm">
          <draw:text-box>
            <text:p>III</text:p>
          </draw:text-box>
        </draw:frame>
        <draw:frame draw:style-name="gr4" draw:layer="layout" svg:width="1.035cm" svg:height="0.962cm" svg:x="6.957cm" svg:y="4.321cm">
          <draw:text-box>
            <text:p>III</text:p>
          </draw:text-box>
        </draw:frame>
        <draw:frame draw:style-name="gr4" draw:layer="layout" svg:width="1.103cm" svg:height="0.962cm" svg:x="4.226cm" svg:y="4.435cm">
          <draw:text-box>
            <text:p>IV</text:p>
          </draw:text-box>
        </draw:frame>
        <draw:frame draw:style-name="gr6" draw:text-style-name="P2" draw:layer="layout" svg:width="4.888cm" svg:height="0.962cm" svg:x="6.179cm" svg:y="5.206cm">
          <draw:text-box>
            <text:p text:style-name="P2"><text:span text:style-name="T1">res -&gt; res + Au</text:span></text:p>
          </draw:text-box>
        </draw:frame>
        <draw:frame draw:style-name="gr6" draw:text-style-name="P2" draw:layer="layout" svg:width="1.594cm" svg:height="0.962cm" svg:x="3.04cm" svg:y="5.98cm">
          <draw:text-box>
            <text:p text:style-name="P2"><text:span text:style-name="T1">-0.5</text:span></text:p>
          </draw:text-box>
        </draw:frame>
        <draw:frame draw:style-name="gr6" draw:text-style-name="P2" draw:layer="layout" svg:width="1.594cm" svg:height="0.962cm" svg:x="4.74cm" svg:y="7.88cm">
          <draw:text-box>
            <text:p text:style-name="P2"><text:span text:style-name="T1">-0.5</text:span></text:p>
          </draw:text-box>
        </draw:frame>
        <draw:frame draw:style-name="gr6" draw:text-style-name="P2" draw:layer="layout" svg:width="0.853cm" svg:height="0.962cm" svg:x="5.21cm" svg:y="6.08cm">
          <draw:text-box>
            <text:p text:style-name="P2"><text:span text:style-name="T1">1</text:span></text:p>
          </draw:text-box>
        </draw:frame>
        <draw:line draw:style-name="gr7" draw:text-style-name="P1" draw:layer="layout" svg:x1="9.973cm" svg:y1="5.345cm" svg:x2="10.425cm" svg:y2="5.345cm">
          <text:p/>
        </draw:line>
        <draw:custom-shape draw:style-name="gr1" draw:text-style-name="P1" draw:layer="layout" svg:width="2.54cm" svg:height="2.54cm" svg:x="3.541cm" svg:y="3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081cm" svg:y="3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8.621cm" svg:y="3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3.541cm" svg:y="6.0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081cm" svg:y="6.0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8.621cm" svg:y="6.08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081cm" svg:y1="2.271cm" svg:x2="6.081cm" svg:y2="9.256cm">
          <text:p/>
        </draw:line>
        <draw:line draw:style-name="gr3" draw:text-style-name="P1" draw:layer="layout" svg:x1="8.621cm" svg:y1="2.906cm" svg:x2="8.621cm" svg:y2="9.891cm">
          <text:p/>
        </draw:line>
        <draw:line draw:style-name="gr3" draw:text-style-name="P1" draw:layer="layout" svg:x1="2.271cm" svg:y1="3.541cm" svg:x2="13.701cm" svg:y2="3.541cm">
          <text:p/>
        </draw:line>
        <draw:line draw:style-name="gr3" draw:text-style-name="P1" draw:layer="layout" svg:x1="3.541cm" svg:y1="2.271cm" svg:x2="3.541cm" svg:y2="9.256cm">
          <text:p/>
        </draw:line>
        <draw:line draw:style-name="gr3" draw:text-style-name="P1" draw:layer="layout" svg:x1="11.161cm" svg:y1="2.271cm" svg:x2="11.161cm" svg:y2="9.256cm">
          <text:p/>
        </draw:line>
        <draw:line draw:style-name="gr3" draw:text-style-name="P1" draw:layer="layout" svg:x1="1.636cm" svg:y1="6.081cm" svg:x2="13.066cm" svg:y2="6.081cm">
          <text:p/>
        </draw:line>
        <draw:line draw:style-name="gr3" draw:text-style-name="P1" draw:layer="layout" svg:x1="2.906cm" svg:y1="8.621cm" svg:x2="14.336cm" svg:y2="8.621cm">
          <text:p/>
        </draw:line>
        <draw:frame draw:style-name="gr4" draw:layer="layout" svg:width="17.351cm" svg:height="1.673cm" svg:x="2.906cm" svg:y="9.89cm">
          <draw:text-box>
            <text:p>(2) We evaluate the cell's part of the stiffness matrix/stencil, </text:p>
            <text:p><text:s text:c="6"/>and we increase the residual accordingly.</text:p>
          </draw:text-box>
        </draw:frame>
        <draw:custom-shape draw:style-name="gr5" draw:text-style-name="P1" draw:layer="layout" svg:width="0.635cm" svg:height="0.635cm" svg:x="5.787cm" svg:y="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68cm" svg:height="0.962cm" svg:x="4.489cm" svg:y="6.981cm">
          <draw:text-box>
            <text:p>I</text:p>
          </draw:text-box>
        </draw:frame>
        <draw:frame draw:style-name="gr4" draw:layer="layout" svg:width="0.858cm" svg:height="0.962cm" svg:x="7.128cm" svg:y="7.024cm">
          <draw:text-box>
            <text:p>II</text:p>
          </draw:text-box>
        </draw:frame>
        <draw:frame draw:style-name="gr4" draw:layer="layout" svg:width="1.035cm" svg:height="0.962cm" svg:x="6.957cm" svg:y="4.321cm">
          <draw:text-box>
            <text:p>III</text:p>
          </draw:text-box>
        </draw:frame>
        <draw:frame draw:style-name="gr4" draw:layer="layout" svg:width="1.035cm" svg:height="0.962cm" svg:x="6.958cm" svg:y="4.321cm">
          <draw:text-box>
            <text:p>III</text:p>
          </draw:text-box>
        </draw:frame>
        <draw:frame draw:style-name="gr4" draw:layer="layout" svg:width="1.103cm" svg:height="0.962cm" svg:x="4.227cm" svg:y="4.435cm">
          <draw:text-box>
            <text:p>IV</text:p>
          </draw:text-box>
        </draw:frame>
        <draw:frame draw:style-name="gr6" draw:text-style-name="P2" draw:layer="layout" svg:width="4.888cm" svg:height="0.962cm" svg:x="6.18cm" svg:y="5.206cm">
          <draw:text-box>
            <text:p text:style-name="P2"><text:span text:style-name="T1">res -&gt; res + Au</text:span></text:p>
          </draw:text-box>
        </draw:frame>
        <draw:frame draw:style-name="gr6" draw:text-style-name="P2" draw:layer="layout" svg:width="1.594cm" svg:height="0.962cm" svg:x="3.041cm" svg:y="5.98cm">
          <draw:text-box>
            <text:p text:style-name="P2"><text:span text:style-name="T1">-0.5</text:span></text:p>
          </draw:text-box>
        </draw:frame>
        <draw:frame draw:style-name="gr6" draw:text-style-name="P2" draw:layer="layout" svg:width="1.594cm" svg:height="0.962cm" svg:x="4.741cm" svg:y="7.88cm">
          <draw:text-box>
            <text:p text:style-name="P2"><text:span text:style-name="T1">-0.5</text:span></text:p>
          </draw:text-box>
        </draw:frame>
        <draw:frame draw:style-name="gr6" draw:text-style-name="P2" draw:layer="layout" svg:width="0.853cm" svg:height="0.962cm" svg:x="5.211cm" svg:y="6.08cm">
          <draw:text-box>
            <text:p text:style-name="P2"><text:span text:style-name="T1">1</text:span></text:p>
          </draw:text-box>
        </draw:frame>
        <draw:line draw:style-name="gr7" draw:text-style-name="P1" draw:layer="layout" svg:x1="9.974cm" svg:y1="5.345cm" svg:x2="10.426cm" svg:y2="5.345cm">
          <text:p/>
        </draw:line>
        <draw:custom-shape draw:style-name="gr1" draw:text-style-name="P1" draw:layer="layout" svg:width="2.54cm" svg:height="2.54cm" svg:x="3.541cm" svg:y="16.2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081cm" svg:y="16.2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8.621cm" svg:y="16.2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3.541cm" svg:y="18.7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6.081cm" svg:y="18.7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8.621cm" svg:y="18.78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081cm" svg:y1="14.971cm" svg:x2="6.081cm" svg:y2="21.956cm">
          <text:p/>
        </draw:line>
        <draw:line draw:style-name="gr3" draw:text-style-name="P1" draw:layer="layout" svg:x1="8.621cm" svg:y1="15.606cm" svg:x2="8.621cm" svg:y2="22.591cm">
          <text:p/>
        </draw:line>
        <draw:line draw:style-name="gr3" draw:text-style-name="P1" draw:layer="layout" svg:x1="2.271cm" svg:y1="16.241cm" svg:x2="13.701cm" svg:y2="16.241cm">
          <text:p/>
        </draw:line>
        <draw:line draw:style-name="gr3" draw:text-style-name="P1" draw:layer="layout" svg:x1="3.541cm" svg:y1="14.971cm" svg:x2="3.541cm" svg:y2="21.956cm">
          <text:p/>
        </draw:line>
        <draw:line draw:style-name="gr3" draw:text-style-name="P1" draw:layer="layout" svg:x1="11.161cm" svg:y1="14.971cm" svg:x2="11.161cm" svg:y2="21.956cm">
          <text:p/>
        </draw:line>
        <draw:line draw:style-name="gr3" draw:text-style-name="P1" draw:layer="layout" svg:x1="1.636cm" svg:y1="18.781cm" svg:x2="13.066cm" svg:y2="18.781cm">
          <text:p/>
        </draw:line>
        <draw:line draw:style-name="gr3" draw:text-style-name="P1" draw:layer="layout" svg:x1="2.906cm" svg:y1="21.321cm" svg:x2="14.336cm" svg:y2="21.321cm">
          <text:p/>
        </draw:line>
        <draw:frame draw:style-name="gr4" draw:layer="layout" svg:width="17.05cm" svg:height="1.673cm" svg:x="2.906cm" svg:y="22.59cm">
          <draw:text-box>
            <text:p>(3) Different cell, same story. Accumulate a part of the local<text:line-break/> <text:s text:c="4"/>assembly matrix in the residual.</text:p>
          </draw:text-box>
        </draw:frame>
        <draw:custom-shape draw:style-name="gr5" draw:text-style-name="P1" draw:layer="layout" svg:width="0.635cm" svg:height="0.635cm" svg:x="5.787cm" svg:y="18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68cm" svg:height="0.962cm" svg:x="4.489cm" svg:y="19.681cm">
          <draw:text-box>
            <text:p>I</text:p>
          </draw:text-box>
        </draw:frame>
        <draw:frame draw:style-name="gr4" draw:layer="layout" svg:width="0.858cm" svg:height="0.962cm" svg:x="7.128cm" svg:y="19.724cm">
          <draw:text-box>
            <text:p>II</text:p>
          </draw:text-box>
        </draw:frame>
        <draw:frame draw:style-name="gr4" draw:layer="layout" svg:width="1.035cm" svg:height="0.962cm" svg:x="6.957cm" svg:y="17.021cm">
          <draw:text-box>
            <text:p>III</text:p>
          </draw:text-box>
        </draw:frame>
        <draw:frame draw:style-name="gr4" draw:layer="layout" svg:width="1.035cm" svg:height="0.962cm" svg:x="6.958cm" svg:y="17.021cm">
          <draw:text-box>
            <text:p>III</text:p>
          </draw:text-box>
        </draw:frame>
        <draw:frame draw:style-name="gr4" draw:layer="layout" svg:width="1.103cm" svg:height="0.962cm" svg:x="4.227cm" svg:y="17.135cm">
          <draw:text-box>
            <text:p>IV</text:p>
          </draw:text-box>
        </draw:frame>
        <draw:frame draw:style-name="gr6" draw:text-style-name="P2" draw:layer="layout" svg:width="1.594cm" svg:height="0.962cm" svg:x="7.256cm" svg:y="18.61cm">
          <draw:text-box>
            <text:p text:style-name="P2"><text:span text:style-name="T1">-0.5</text:span></text:p>
          </draw:text-box>
        </draw:frame>
        <draw:frame draw:style-name="gr6" draw:text-style-name="P2" draw:layer="layout" svg:width="1.594cm" svg:height="0.962cm" svg:x="5.888cm" svg:y="20.58cm">
          <draw:text-box>
            <text:p text:style-name="P2"><text:span text:style-name="T1">-0.5</text:span></text:p>
          </draw:text-box>
        </draw:frame>
        <draw:frame draw:style-name="gr6" draw:text-style-name="P2" draw:layer="layout" svg:width="0.853cm" svg:height="0.962cm" svg:x="6.081cm" svg:y="18.868cm">
          <draw:text-box>
            <text:p text:style-name="P2"><text:span text:style-name="T1">1</text:span></text:p>
          </draw:text-box>
        </draw:frame>
        <draw:g>
          <draw:frame draw:style-name="gr6" draw:text-style-name="P2" draw:layer="layout" svg:width="4.888cm" svg:height="0.962cm" svg:x="3.28cm" svg:y="17.706cm">
            <draw:text-box>
              <text:p text:style-name="P2"><text:span text:style-name="T1">res -&gt; res + Au</text:span></text:p>
            </draw:text-box>
          </draw:frame>
          <draw:line draw:style-name="gr7" draw:text-style-name="P1" draw:layer="layout" svg:x1="7.074cm" svg:y1="17.845cm" svg:x2="7.526cm" svg:y2="17.845cm">
            <text:p/>
          </draw:line>
        </draw:g>
      </draw:page>
      <draw:page draw:name="page3" draw:style-name="dp1" draw:master-page-name="Default">
        <draw:custom-shape draw:style-name="gr8" draw:text-style-name="P1" draw:layer="layout" svg:width="2.54cm" svg:height="2.54cm" svg:x="3.541cm" svg:y="3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081cm" svg:y="3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8.621cm" svg:y="3.1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3.541cm" svg:y="5.6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081cm" svg:y="5.6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8.621cm" svg:y="5.6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081cm" svg:y1="1.868cm" svg:x2="6.081cm" svg:y2="8.853cm">
          <text:p/>
        </draw:line>
        <draw:line draw:style-name="gr3" draw:text-style-name="P1" draw:layer="layout" svg:x1="8.621cm" svg:y1="2.503cm" svg:x2="8.621cm" svg:y2="9.488cm">
          <text:p/>
        </draw:line>
        <draw:line draw:style-name="gr3" draw:text-style-name="P1" draw:layer="layout" svg:x1="2.271cm" svg:y1="3.138cm" svg:x2="13.701cm" svg:y2="3.138cm">
          <text:p/>
        </draw:line>
        <draw:line draw:style-name="gr3" draw:text-style-name="P1" draw:layer="layout" svg:x1="3.541cm" svg:y1="1.868cm" svg:x2="3.541cm" svg:y2="8.853cm">
          <text:p/>
        </draw:line>
        <draw:line draw:style-name="gr3" draw:text-style-name="P1" draw:layer="layout" svg:x1="11.161cm" svg:y1="1.868cm" svg:x2="11.161cm" svg:y2="8.853cm">
          <text:p/>
        </draw:line>
        <draw:line draw:style-name="gr3" draw:text-style-name="P1" draw:layer="layout" svg:x1="1.636cm" svg:y1="5.678cm" svg:x2="13.066cm" svg:y2="5.678cm">
          <text:p/>
        </draw:line>
        <draw:line draw:style-name="gr3" draw:text-style-name="P1" draw:layer="layout" svg:x1="2.906cm" svg:y1="8.218cm" svg:x2="14.336cm" svg:y2="8.218cm">
          <text:p/>
        </draw:line>
        <draw:frame draw:style-name="gr4" draw:layer="layout" svg:width="16.148cm" svg:height="1.673cm" svg:x="2.906cm" svg:y="9.487cm">
          <draw:text-box>
            <text:p>(4) In the last cell, we accumulate again part of the local<text:line-break/> <text:s text:c="4"/>assembly matrix in the residual.</text:p>
          </draw:text-box>
        </draw:frame>
        <draw:custom-shape draw:style-name="gr5" draw:text-style-name="P1" draw:layer="layout" svg:width="0.635cm" svg:height="0.635cm" svg:x="5.787cm" svg:y="5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68cm" svg:height="0.962cm" svg:x="4.489cm" svg:y="6.578cm">
          <draw:text-box>
            <text:p>I</text:p>
          </draw:text-box>
        </draw:frame>
        <draw:frame draw:style-name="gr4" draw:layer="layout" svg:width="0.858cm" svg:height="0.962cm" svg:x="7.128cm" svg:y="6.621cm">
          <draw:text-box>
            <text:p>II</text:p>
          </draw:text-box>
        </draw:frame>
        <draw:frame draw:style-name="gr4" draw:layer="layout" svg:width="1.035cm" svg:height="0.962cm" svg:x="6.957cm" svg:y="3.918cm">
          <draw:text-box>
            <text:p>III</text:p>
          </draw:text-box>
        </draw:frame>
        <draw:frame draw:style-name="gr4" draw:layer="layout" svg:width="1.035cm" svg:height="0.962cm" svg:x="6.958cm" svg:y="3.918cm">
          <draw:text-box>
            <text:p>III</text:p>
          </draw:text-box>
        </draw:frame>
        <draw:frame draw:style-name="gr4" draw:layer="layout" svg:width="1.103cm" svg:height="0.962cm" svg:x="4.227cm" svg:y="4.032cm">
          <draw:text-box>
            <text:p>IV</text:p>
          </draw:text-box>
        </draw:frame>
        <draw:frame draw:style-name="gr6" draw:text-style-name="P2" draw:layer="layout" svg:width="1.594cm" svg:height="0.962cm" svg:x="4.675cm" svg:y="2.959cm">
          <draw:text-box>
            <text:p text:style-name="P2"><text:span text:style-name="T1">-0.5</text:span></text:p>
          </draw:text-box>
        </draw:frame>
        <draw:frame draw:style-name="gr6" draw:text-style-name="P2" draw:layer="layout" svg:width="1.594cm" svg:height="0.962cm" svg:x="3.163cm" svg:y="4.871cm">
          <draw:text-box>
            <text:p text:style-name="P2"><text:span text:style-name="T1">-0.5</text:span></text:p>
          </draw:text-box>
        </draw:frame>
        <draw:frame draw:style-name="gr6" draw:text-style-name="P2" draw:layer="layout" svg:width="0.853cm" svg:height="0.962cm" svg:x="5.228cm" svg:y="4.716cm">
          <draw:text-box>
            <text:p text:style-name="P2"><text:span text:style-name="T1">1</text:span></text:p>
          </draw:text-box>
        </draw:frame>
        <draw:g>
          <draw:frame draw:style-name="gr6" draw:text-style-name="P2" draw:layer="layout" svg:width="4.888cm" svg:height="0.962cm" svg:x="6.273cm" svg:y="5.678cm">
            <draw:text-box>
              <text:p text:style-name="P2"><text:span text:style-name="T1">res -&gt; res + Au</text:span></text:p>
            </draw:text-box>
          </draw:frame>
          <draw:line draw:style-name="gr7" draw:text-style-name="P1" draw:layer="layout" svg:x1="10.067cm" svg:y1="5.817cm" svg:x2="10.519cm" svg:y2="5.817cm">
            <text:p/>
          </draw:line>
        </draw:g>
        <draw:custom-shape draw:style-name="gr8" draw:text-style-name="P1" draw:layer="layout" svg:width="2.54cm" svg:height="2.54cm" svg:x="3.541cm" svg:y="14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081cm" svg:y="14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8.621cm" svg:y="14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3.541cm" svg:y="16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081cm" svg:y="16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8.621cm" svg:y="16.87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081cm" svg:y1="13.065cm" svg:x2="6.081cm" svg:y2="20.05cm">
          <text:p/>
        </draw:line>
        <draw:line draw:style-name="gr3" draw:text-style-name="P1" draw:layer="layout" svg:x1="8.621cm" svg:y1="13.7cm" svg:x2="8.621cm" svg:y2="20.685cm">
          <text:p/>
        </draw:line>
        <draw:line draw:style-name="gr3" draw:text-style-name="P1" draw:layer="layout" svg:x1="2.271cm" svg:y1="14.335cm" svg:x2="13.701cm" svg:y2="14.335cm">
          <text:p/>
        </draw:line>
        <draw:line draw:style-name="gr3" draw:text-style-name="P1" draw:layer="layout" svg:x1="3.541cm" svg:y1="13.065cm" svg:x2="3.541cm" svg:y2="20.05cm">
          <text:p/>
        </draw:line>
        <draw:line draw:style-name="gr3" draw:text-style-name="P1" draw:layer="layout" svg:x1="11.161cm" svg:y1="13.065cm" svg:x2="11.161cm" svg:y2="20.05cm">
          <text:p/>
        </draw:line>
        <draw:line draw:style-name="gr3" draw:text-style-name="P1" draw:layer="layout" svg:x1="1.636cm" svg:y1="16.875cm" svg:x2="13.066cm" svg:y2="16.875cm">
          <text:p/>
        </draw:line>
        <draw:line draw:style-name="gr3" draw:text-style-name="P1" draw:layer="layout" svg:x1="2.906cm" svg:y1="19.415cm" svg:x2="14.336cm" svg:y2="19.415cm">
          <text:p/>
        </draw:line>
        <draw:frame draw:style-name="gr4" draw:layer="layout" svg:width="17.469cm" svg:height="4.517cm" svg:x="2.906cm" svg:y="20.684cm">
          <draw:text-box>
            <text:p>(5) At some (unspecified) time after we've handled cell IV,<text:line-break/> <text:s text:c="4"/>Peano triggers touchVertexLastTime() event, i.e. it tells<text:line-break/> <text:s text:c="4"/>us that we won't need the vertex again. The matrix-vector<text:line-break/> <text:s text:c="4"/>product computation of the residual has been done, so<text:line-break/> <text:s text:c="4"/>we can add the right-hand side and update the value of <text:line-break/> <text:s text:c="4"/>the vertex.</text:p>
          </draw:text-box>
        </draw:frame>
        <draw:custom-shape draw:style-name="gr5" draw:text-style-name="P1" draw:layer="layout" svg:width="0.635cm" svg:height="0.635cm" svg:x="5.787cm" svg:y="16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68cm" svg:height="0.962cm" svg:x="4.489cm" svg:y="17.775cm">
          <draw:text-box>
            <text:p>I</text:p>
          </draw:text-box>
        </draw:frame>
        <draw:frame draw:style-name="gr4" draw:layer="layout" svg:width="0.858cm" svg:height="0.962cm" svg:x="7.128cm" svg:y="17.818cm">
          <draw:text-box>
            <text:p>II</text:p>
          </draw:text-box>
        </draw:frame>
        <draw:frame draw:style-name="gr4" draw:layer="layout" svg:width="1.035cm" svg:height="0.962cm" svg:x="6.957cm" svg:y="15.115cm">
          <draw:text-box>
            <text:p>III</text:p>
          </draw:text-box>
        </draw:frame>
        <draw:frame draw:style-name="gr4" draw:layer="layout" svg:width="1.035cm" svg:height="0.962cm" svg:x="6.958cm" svg:y="15.115cm">
          <draw:text-box>
            <text:p>III</text:p>
          </draw:text-box>
        </draw:frame>
        <draw:frame draw:style-name="gr4" draw:layer="layout" svg:width="1.103cm" svg:height="0.962cm" svg:x="4.227cm" svg:y="15.229cm">
          <draw:text-box>
            <text:p>IV</text:p>
          </draw:text-box>
        </draw:frame>
        <draw:g>
          <draw:frame draw:style-name="gr6" draw:text-style-name="P2" draw:layer="layout" svg:width="4.604cm" svg:height="1.673cm" svg:x="5.973cm" svg:y="16.975cm">
            <draw:text-box>
              <text:p text:style-name="P2"><text:span text:style-name="T1">res -&gt; b-res</text:span><text:span text:style-name="T1"><text:line-break/></text:span><text:span text:style-name="T1">u -&gt; u + ¼ r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bias Weinzierl</meta:initial-creator>
    <meta:creation-date>2010-09-06T09:50:11</meta:creation-date>
    <dc:date>2010-09-06T10:04:19</dc:date>
    <dc:creator>Tobias Weinzierl</dc:creator>
    <meta:editing-duration>PT00H14M09S</meta:editing-duration>
    <meta:editing-cycles>7</meta:editing-cycles>
    <meta:generator>OpenOffice.org/3.1$Unix OpenOffice.org_project/310m19$Build-9420</meta:generator>
    <meta:document-statistic meta:object-count="145"/>
  </office:meta>
</office:document-meta>
</file>